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85.46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94.51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Feuille1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Gnumeric-default">
      <style:text-properties fo:color="#800000"/>
    </style:style>
    <style:style style:name="ce3" style:family="table-cell" style:parent-style-name="Default">
      <style:text-properties fo:color="#800000"/>
    </style:style>
    <style:style style:name="ce4" style:family="table-cell" style:parent-style-name="Gnumeric-default">
      <style:text-properties style:font-name="Sans" style:font-name-asian="Droid Sans Fallback" style:font-name-complex="FreeSans"/>
    </style:style>
    <style:style style:name="ce5" style:family="table-cell" style:parent-style-name="Default">
      <style:text-properties style:font-name="Sans" style:font-name-asian="Droid Sans Fallback" style:font-name-complex="FreeSans"/>
    </style:style>
    <style:style style:name="ce6" style:family="table-cell" style:parent-style-name="Gnumeric-default">
      <style:table-cell-properties fo:border-bottom="none" fo:border-left="none" fo:border-right="none" fo:border-top="0.06pt solid #000000"/>
    </style:style>
    <style:style style:name="ce7" style:family="table-cell" style:parent-style-name="Gnumeric-default">
      <style:table-cell-properties fo:border-bottom="0.06pt solid #000000" fo:border-left="none" fo:border-right="none" fo:border-top="none"/>
    </style:style>
    <style:style style:name="ce8" style:family="table-cell" style:parent-style-name="Gnumeric-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9" style:family="table-cell" style:parent-style-name="Gnumeric-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10" style:family="table-cell" style:parent-style-name="Gnumeric-default">
      <style:map style:condition="cell-content()=0" style:apply-style-name="Sans_20_nom1" style:base-cell-address="Feuille1.F5"/>
      <style:map style:condition="cell-content()=1" style:apply-style-name="Sans_20_nom2" style:base-cell-address="Feuille1.F5"/>
    </style:style>
    <style:style style:name="ce11" style:family="table-cell" style:parent-style-name="Gnumeric-default">
      <style:map style:condition="cell-content()=0" style:apply-style-name="Sans_20_nom1" style:base-cell-address="Feuille1.F6"/>
      <style:map style:condition="cell-content()=1" style:apply-style-name="Sans_20_nom2" style:base-cell-address="Feuille1.F6"/>
    </style:style>
    <style:style style:name="ce12" style:family="table-cell" style:parent-style-name="Gnumeric-default">
      <style:map style:condition="cell-content()=0" style:apply-style-name="Sans_20_nom1" style:base-cell-address="Feuille1.F7"/>
      <style:map style:condition="cell-content()=1" style:apply-style-name="Sans_20_nom2" style:base-cell-address="Feuille1.F7"/>
    </style:style>
    <style:style style:name="ce13" style:family="table-cell" style:parent-style-name="Gnumeric-default">
      <style:map style:condition="cell-content()=0" style:apply-style-name="Sans_20_nom1" style:base-cell-address="Feuille1.F8"/>
      <style:map style:condition="cell-content()=1" style:apply-style-name="Sans_20_nom2" style:base-cell-address="Feuille1.F8"/>
    </style:style>
    <style:style style:name="ce14" style:family="table-cell" style:parent-style-name="Gnumeric-default">
      <style:map style:condition="cell-content()=0" style:apply-style-name="Sans_20_nom1" style:base-cell-address="Feuille1.F9"/>
      <style:map style:condition="cell-content()=1" style:apply-style-name="Sans_20_nom2" style:base-cell-address="Feuille1.F9"/>
    </style:style>
    <style:style style:name="ce15" style:family="table-cell" style:parent-style-name="Gnumeric-default">
      <style:map style:condition="cell-content()=0" style:apply-style-name="Sans_20_nom1" style:base-cell-address="Feuille1.F10"/>
      <style:map style:condition="cell-content()=1" style:apply-style-name="Sans_20_nom2" style:base-cell-address="Feuille1.F10"/>
    </style:style>
    <style:style style:name="ce16" style:family="table-cell" style:parent-style-name="Gnumeric-default">
      <style:map style:condition="cell-content()=0" style:apply-style-name="Sans_20_nom1" style:base-cell-address="Feuille1.F11"/>
      <style:map style:condition="cell-content()=1" style:apply-style-name="Sans_20_nom2" style:base-cell-address="Feuille1.F11"/>
    </style:style>
    <style:style style:name="ce17" style:family="table-cell" style:parent-style-name="Gnumeric-default">
      <style:map style:condition="cell-content()=0" style:apply-style-name="Sans_20_nom1" style:base-cell-address="Feuille1.F13"/>
      <style:map style:condition="cell-content()=1" style:apply-style-name="Sans_20_nom2" style:base-cell-address="Feuille1.F13"/>
    </style:style>
    <style:style style:name="ce18" style:family="table-cell" style:parent-style-name="Gnumeric-default">
      <style:map style:condition="cell-content()=0" style:apply-style-name="Sans_20_nom1" style:base-cell-address="Feuille1.F14"/>
      <style:map style:condition="cell-content()=1" style:apply-style-name="Sans_20_nom2" style:base-cell-address="Feuille1.F14"/>
    </style:style>
    <style:style style:name="ce19" style:family="table-cell" style:parent-style-name="Gnumeric-default">
      <style:map style:condition="cell-content()=0" style:apply-style-name="Sans_20_nom1" style:base-cell-address="Feuille1.F15"/>
      <style:map style:condition="cell-content()=1" style:apply-style-name="Sans_20_nom2" style:base-cell-address="Feuille1.F15"/>
    </style:style>
    <style:style style:name="ce20" style:family="table-cell" style:parent-style-name="Gnumeric-default">
      <style:map style:condition="cell-content()=0" style:apply-style-name="Sans_20_nom1" style:base-cell-address="Feuille1.F16"/>
      <style:map style:condition="cell-content()=1" style:apply-style-name="Sans_20_nom2" style:base-cell-address="Feuille1.F16"/>
    </style:style>
    <style:style style:name="ce21" style:family="table-cell" style:parent-style-name="Gnumeric-default">
      <style:map style:condition="cell-content()=0" style:apply-style-name="Sans_20_nom1" style:base-cell-address="Feuille1.F17"/>
      <style:map style:condition="cell-content()=1" style:apply-style-name="Sans_20_nom2" style:base-cell-address="Feuille1.F17"/>
    </style:style>
    <style:style style:name="ce22" style:family="table-cell" style:parent-style-name="Gnumeric-default">
      <style:map style:condition="cell-content()=0" style:apply-style-name="Sans_20_nom1" style:base-cell-address="Feuille1.F19"/>
      <style:map style:condition="cell-content()=1" style:apply-style-name="Sans_20_nom2" style:base-cell-address="Feuille1.F19"/>
    </style:style>
    <style:style style:name="ce23" style:family="table-cell" style:parent-style-name="Gnumeric-default">
      <style:map style:condition="cell-content()=0" style:apply-style-name="Sans_20_nom1" style:base-cell-address="Feuille1.F20"/>
      <style:map style:condition="cell-content()=1" style:apply-style-name="Sans_20_nom2" style:base-cell-address="Feuille1.F20"/>
    </style:style>
    <style:style style:name="ce24" style:family="table-cell" style:parent-style-name="Gnumeric-default">
      <style:map style:condition="cell-content()=0" style:apply-style-name="Sans_20_nom1" style:base-cell-address="Feuille1.F21"/>
      <style:map style:condition="cell-content()=1" style:apply-style-name="Sans_20_nom2" style:base-cell-address="Feuille1.F21"/>
    </style:style>
    <style:style style:name="ce25" style:family="table-cell" style:parent-style-name="Gnumeric-default">
      <style:map style:condition="cell-content()=0" style:apply-style-name="Sans_20_nom1" style:base-cell-address="Feuille1.F22"/>
      <style:map style:condition="cell-content()=1" style:apply-style-name="Sans_20_nom2" style:base-cell-address="Feuille1.F22"/>
    </style:style>
    <style:style style:name="ce26" style:family="table-cell" style:parent-style-name="Gnumeric-default">
      <style:map style:condition="cell-content()=0" style:apply-style-name="Sans_20_nom1" style:base-cell-address="Feuille1.F24"/>
      <style:map style:condition="cell-content()=1" style:apply-style-name="Sans_20_nom2" style:base-cell-address="Feuille1.F24"/>
    </style:style>
    <style:style style:name="ce27" style:family="table-cell" style:parent-style-name="Gnumeric-default">
      <style:map style:condition="cell-content()=0" style:apply-style-name="Sans_20_nom1" style:base-cell-address="Feuille1.F25"/>
      <style:map style:condition="cell-content()=1" style:apply-style-name="Sans_20_nom2" style:base-cell-address="Feuille1.F25"/>
    </style:style>
    <style:style style:name="ce28" style:family="table-cell" style:parent-style-name="Gnumeric-default">
      <style:map style:condition="cell-content()=0" style:apply-style-name="Sans_20_nom1" style:base-cell-address="Feuille1.F26"/>
      <style:map style:condition="cell-content()=1" style:apply-style-name="Sans_20_nom2" style:base-cell-address="Feuille1.F26"/>
    </style:style>
    <style:style style:name="ce29" style:family="table-cell" style:parent-style-name="Gnumeric-default">
      <style:map style:condition="cell-content()=0" style:apply-style-name="Sans_20_nom1" style:base-cell-address="Feuille1.F27"/>
      <style:map style:condition="cell-content()=1" style:apply-style-name="Sans_20_nom2" style:base-cell-address="Feuille1.F27"/>
    </style:style>
    <style:style style:name="ce30" style:family="table-cell" style:parent-style-name="Gnumeric-default">
      <style:map style:condition="cell-content()=0" style:apply-style-name="Sans_20_nom1" style:base-cell-address="Feuille1.F28"/>
      <style:map style:condition="cell-content()=1" style:apply-style-name="Sans_20_nom2" style:base-cell-address="Feuille1.F28"/>
    </style:style>
    <style:style style:name="ce31" style:family="table-cell" style:parent-style-name="Gnumeric-default">
      <style:map style:condition="cell-content()=0" style:apply-style-name="Sans_20_nom1" style:base-cell-address="Feuille1.F29"/>
      <style:map style:condition="cell-content()=1" style:apply-style-name="Sans_20_nom2" style:base-cell-address="Feuille1.F29"/>
    </style:style>
    <style:style style:name="ce32" style:family="table-cell" style:parent-style-name="Gnumeric-default">
      <style:map style:condition="cell-content()=0" style:apply-style-name="Sans_20_nom1" style:base-cell-address="Feuille1.F30"/>
      <style:map style:condition="cell-content()=1" style:apply-style-name="Sans_20_nom2" style:base-cell-address="Feuille1.F30"/>
    </style:style>
    <style:style style:name="ce33" style:family="table-cell" style:parent-style-name="Gnumeric-default">
      <style:map style:condition="cell-content()=0" style:apply-style-name="Sans_20_nom1" style:base-cell-address="Feuille1.F31"/>
      <style:map style:condition="cell-content()=1" style:apply-style-name="Sans_20_nom2" style:base-cell-address="Feuille1.F31"/>
    </style:style>
    <style:style style:name="ce34" style:family="table-cell" style:parent-style-name="Gnumeric-default">
      <style:map style:condition="cell-content()=0" style:apply-style-name="Sans_20_nom1" style:base-cell-address="Feuille1.F33"/>
      <style:map style:condition="cell-content()=1" style:apply-style-name="Sans_20_nom2" style:base-cell-address="Feuille1.F33"/>
    </style:style>
    <style:style style:name="ce35" style:family="table-cell" style:parent-style-name="Gnumeric-default">
      <style:map style:condition="cell-content()=0" style:apply-style-name="Sans_20_nom1" style:base-cell-address="Feuille1.F34"/>
      <style:map style:condition="cell-content()=1" style:apply-style-name="Sans_20_nom2" style:base-cell-address="Feuille1.F34"/>
    </style:style>
    <style:style style:name="ce36" style:family="table-cell" style:parent-style-name="Gnumeric-default">
      <style:map style:condition="cell-content()=0" style:apply-style-name="Sans_20_nom1" style:base-cell-address="Feuille1.F36"/>
      <style:map style:condition="cell-content()=1" style:apply-style-name="Sans_20_nom2" style:base-cell-address="Feuille1.F36"/>
    </style:style>
    <style:style style:name="ce37" style:family="table-cell" style:parent-style-name="Gnumeric-default">
      <style:map style:condition="cell-content()=0" style:apply-style-name="Sans_20_nom1" style:base-cell-address="Feuille1.F38"/>
      <style:map style:condition="cell-content()=1" style:apply-style-name="Sans_20_nom2" style:base-cell-address="Feuille1.F38"/>
    </style:style>
    <style:style style:name="ce38" style:family="table-cell" style:parent-style-name="Gnumeric-default">
      <style:map style:condition="cell-content()=0" style:apply-style-name="Sans_20_nom1" style:base-cell-address="Feuille1.F39"/>
      <style:map style:condition="cell-content()=1" style:apply-style-name="Sans_20_nom2" style:base-cell-address="Feuille1.F39"/>
    </style:style>
    <style:style style:name="ce39" style:family="table-cell" style:parent-style-name="Gnumeric-default">
      <style:map style:condition="cell-content()=0" style:apply-style-name="Sans_20_nom1" style:base-cell-address="Feuille1.F41"/>
      <style:map style:condition="cell-content()=1" style:apply-style-name="Sans_20_nom2" style:base-cell-address="Feuille1.F41"/>
    </style:style>
    <style:style style:name="ce40" style:family="table-cell" style:parent-style-name="Gnumeric-default">
      <style:map style:condition="cell-content()=0" style:apply-style-name="Sans_20_nom1" style:base-cell-address="Feuille1.F44"/>
      <style:map style:condition="cell-content()=1" style:apply-style-name="Sans_20_nom2" style:base-cell-address="Feuille1.F44"/>
    </style:style>
    <style:style style:name="ce41" style:family="table-cell" style:parent-style-name="Gnumeric-default">
      <style:map style:condition="cell-content()=0" style:apply-style-name="Sans_20_nom1" style:base-cell-address="Feuille1.F47"/>
      <style:map style:condition="cell-content()=1" style:apply-style-name="Sans_20_nom2" style:base-cell-address="Feuille1.F47"/>
    </style:style>
    <style:style style:name="ce42" style:family="table-cell" style:parent-style-name="Gnumeric-default">
      <style:map style:condition="cell-content()=0" style:apply-style-name="Sans_20_nom1" style:base-cell-address="Feuille1.F49"/>
      <style:map style:condition="cell-content()=1" style:apply-style-name="Sans_20_nom2" style:base-cell-address="Feuille1.F49"/>
    </style:style>
    <style:style style:name="ce43" style:family="table-cell" style:parent-style-name="Gnumeric-default">
      <style:map style:condition="cell-content()=0" style:apply-style-name="Sans_20_nom1" style:base-cell-address="Feuille1.F50"/>
      <style:map style:condition="cell-content()=1" style:apply-style-name="Sans_20_nom2" style:base-cell-address="Feuille1.F50"/>
    </style:style>
    <style:style style:name="ce44" style:family="table-cell" style:parent-style-name="Gnumeric-default">
      <style:map style:condition="cell-content()=0" style:apply-style-name="Sans_20_nom1" style:base-cell-address="Feuille1.F51"/>
      <style:map style:condition="cell-content()=1" style:apply-style-name="Sans_20_nom2" style:base-cell-address="Feuille1.F51"/>
    </style:style>
    <style:style style:name="ce45" style:family="table-cell" style:parent-style-name="Gnumeric-default">
      <style:map style:condition="cell-content()=0" style:apply-style-name="Sans_20_nom1" style:base-cell-address="Feuille1.F53"/>
      <style:map style:condition="cell-content()=1" style:apply-style-name="Sans_20_nom2" style:base-cell-address="Feuille1.F53"/>
    </style:style>
    <style:style style:name="ce46" style:family="table-cell" style:parent-style-name="Gnumeric-default">
      <style:map style:condition="cell-content()=0" style:apply-style-name="Sans_20_nom1" style:base-cell-address="Feuille1.F55"/>
      <style:map style:condition="cell-content()=1" style:apply-style-name="Sans_20_nom2" style:base-cell-address="Feuille1.F55"/>
    </style:style>
    <style:style style:name="ce47" style:family="table-cell" style:parent-style-name="Gnumeric-default">
      <style:map style:condition="cell-content()=0" style:apply-style-name="Sans_20_nom1" style:base-cell-address="Feuille1.F57"/>
      <style:map style:condition="cell-content()=1" style:apply-style-name="Sans_20_nom2" style:base-cell-address="Feuille1.F57"/>
    </style:style>
    <style:style style:name="ce48" style:family="table-cell" style:parent-style-name="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49" style:family="table-cell" style:parent-style-name="Gnumeric-default">
      <style:map style:condition="cell-content()=0" style:apply-style-name="Sans_20_nom1" style:base-cell-address="Feuille1.F59"/>
      <style:map style:condition="cell-content()=1" style:apply-style-name="Sans_20_nom2" style:base-cell-address="Feuille1.F59"/>
    </style:style>
    <style:style style:name="ce50" style:family="table-cell" style:parent-style-name="Gnumeric-default">
      <style:map style:condition="cell-content()=0" style:apply-style-name="Sans_20_nom1" style:base-cell-address="Feuille1.F60"/>
      <style:map style:condition="cell-content()=1" style:apply-style-name="Sans_20_nom2" style:base-cell-address="Feuille1.F60"/>
    </style:style>
    <style:style style:name="ce51" style:family="table-cell" style:parent-style-name="Gnumeric-default">
      <style:map style:condition="cell-content()=0" style:apply-style-name="Sans_20_nom1" style:base-cell-address="Feuille1.F61"/>
      <style:map style:condition="cell-content()=1" style:apply-style-name="Sans_20_nom2" style:base-cell-address="Feuille1.F61"/>
    </style:style>
    <style:style style:name="ce52" style:family="table-cell" style:parent-style-name="Gnumeric-default">
      <style:map style:condition="cell-content()=0" style:apply-style-name="Sans_20_nom1" style:base-cell-address="Feuille1.F63"/>
      <style:map style:condition="cell-content()=1" style:apply-style-name="Sans_20_nom2" style:base-cell-address="Feuille1.F63"/>
    </style:style>
    <style:style style:name="ce53" style:family="table-cell" style:parent-style-name="Gnumeric-default">
      <style:map style:condition="cell-content()=0" style:apply-style-name="Sans_20_nom1" style:base-cell-address="Feuille1.F64"/>
      <style:map style:condition="cell-content()=1" style:apply-style-name="Sans_20_nom2" style:base-cell-address="Feuille1.F64"/>
    </style:style>
    <style:style style:name="ce54" style:family="table-cell" style:parent-style-name="Gnumeric-default">
      <style:map style:condition="cell-content()=0" style:apply-style-name="Sans_20_nom1" style:base-cell-address="Feuille1.F65"/>
      <style:map style:condition="cell-content()=1" style:apply-style-name="Sans_20_nom2" style:base-cell-address="Feuille1.F65"/>
    </style:style>
    <style:style style:name="ce55" style:family="table-cell" style:parent-style-name="Gnumeric-default">
      <style:map style:condition="cell-content()=0" style:apply-style-name="Sans_20_nom1" style:base-cell-address="Feuille1.F66"/>
      <style:map style:condition="cell-content()=1" style:apply-style-name="Sans_20_nom2" style:base-cell-address="Feuille1.F66"/>
    </style:style>
    <style:style style:name="ce56" style:family="table-cell" style:parent-style-name="Gnumeric-default">
      <style:map style:condition="cell-content()=0" style:apply-style-name="Sans_20_nom1" style:base-cell-address="Feuille1.F67"/>
      <style:map style:condition="cell-content()=1" style:apply-style-name="Sans_20_nom2" style:base-cell-address="Feuille1.F67"/>
    </style:style>
    <style:style style:name="ce57" style:family="table-cell" style:parent-style-name="Gnumeric-default">
      <style:map style:condition="cell-content()=0" style:apply-style-name="Sans_20_nom1" style:base-cell-address="Feuille1.F68"/>
      <style:map style:condition="cell-content()=1" style:apply-style-name="Sans_20_nom2" style:base-cell-address="Feuille1.F68"/>
    </style:style>
    <style:style style:name="ce58" style:family="table-cell" style:parent-style-name="Gnumeric-default">
      <style:map style:condition="cell-content()=0" style:apply-style-name="Sans_20_nom1" style:base-cell-address="Feuille1.F69"/>
      <style:map style:condition="cell-content()=1" style:apply-style-name="Sans_20_nom2" style:base-cell-address="Feuille1.F69"/>
    </style:style>
    <style:style style:name="ce59" style:family="table-cell" style:parent-style-name="Gnumeric-default">
      <style:map style:condition="cell-content()=0" style:apply-style-name="Sans_20_nom1" style:base-cell-address="Feuille1.F70"/>
      <style:map style:condition="cell-content()=1" style:apply-style-name="Sans_20_nom2" style:base-cell-address="Feuille1.F70"/>
    </style:style>
    <style:style style:name="ce60" style:family="table-cell" style:parent-style-name="Gnumeric-default">
      <style:map style:condition="cell-content()=0" style:apply-style-name="Sans_20_nom1" style:base-cell-address="Feuille1.I3"/>
      <style:map style:condition="cell-content()=1" style:apply-style-name="Sans_20_nom2" style:base-cell-address="Feuille1.I3"/>
    </style:style>
    <style:style style:name="ce61" style:family="table-cell" style:parent-style-name="Gnumeric-default">
      <style:table-cell-properties fo:background-color="#ff3333"/>
      <style:text-properties fo:color="#000000"/>
      <style:map style:condition="cell-content()=0" style:apply-style-name="Sans_20_nom1" style:base-cell-address="Feuille1.I3"/>
      <style:map style:condition="cell-content()=1" style:apply-style-name="Sans_20_nom2" style:base-cell-address="Feuille1.I3"/>
    </style:style>
    <style:style style:name="ce6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6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"/>
      <style:map style:condition="cell-content()=1" style:apply-style-name="Sans_20_nom2" style:base-cell-address="Feuille1.F5"/>
    </style:style>
    <style:style style:name="ce6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"/>
      <style:map style:condition="cell-content()=1" style:apply-style-name="Sans_20_nom2" style:base-cell-address="Feuille1.F6"/>
    </style:style>
    <style:style style:name="ce6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7"/>
      <style:map style:condition="cell-content()=1" style:apply-style-name="Sans_20_nom2" style:base-cell-address="Feuille1.F7"/>
    </style:style>
    <style:style style:name="ce6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8"/>
      <style:map style:condition="cell-content()=1" style:apply-style-name="Sans_20_nom2" style:base-cell-address="Feuille1.F8"/>
    </style:style>
    <style:style style:name="ce6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9"/>
      <style:map style:condition="cell-content()=1" style:apply-style-name="Sans_20_nom2" style:base-cell-address="Feuille1.F9"/>
    </style:style>
    <style:style style:name="ce6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0"/>
      <style:map style:condition="cell-content()=1" style:apply-style-name="Sans_20_nom2" style:base-cell-address="Feuille1.F10"/>
    </style:style>
    <style:style style:name="ce6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1"/>
      <style:map style:condition="cell-content()=1" style:apply-style-name="Sans_20_nom2" style:base-cell-address="Feuille1.F11"/>
    </style:style>
    <style:style style:name="ce7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3"/>
      <style:map style:condition="cell-content()=1" style:apply-style-name="Sans_20_nom2" style:base-cell-address="Feuille1.F13"/>
    </style:style>
    <style:style style:name="ce7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4"/>
      <style:map style:condition="cell-content()=1" style:apply-style-name="Sans_20_nom2" style:base-cell-address="Feuille1.F14"/>
    </style:style>
    <style:style style:name="ce7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5"/>
      <style:map style:condition="cell-content()=1" style:apply-style-name="Sans_20_nom2" style:base-cell-address="Feuille1.F15"/>
    </style:style>
    <style:style style:name="ce7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6"/>
      <style:map style:condition="cell-content()=1" style:apply-style-name="Sans_20_nom2" style:base-cell-address="Feuille1.F16"/>
    </style:style>
    <style:style style:name="ce7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7"/>
      <style:map style:condition="cell-content()=1" style:apply-style-name="Sans_20_nom2" style:base-cell-address="Feuille1.F17"/>
    </style:style>
    <style:style style:name="ce7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9"/>
      <style:map style:condition="cell-content()=1" style:apply-style-name="Sans_20_nom2" style:base-cell-address="Feuille1.F19"/>
    </style:style>
    <style:style style:name="ce7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0"/>
      <style:map style:condition="cell-content()=1" style:apply-style-name="Sans_20_nom2" style:base-cell-address="Feuille1.F20"/>
    </style:style>
    <style:style style:name="ce7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1"/>
      <style:map style:condition="cell-content()=1" style:apply-style-name="Sans_20_nom2" style:base-cell-address="Feuille1.F21"/>
    </style:style>
    <style:style style:name="ce7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2"/>
      <style:map style:condition="cell-content()=1" style:apply-style-name="Sans_20_nom2" style:base-cell-address="Feuille1.F22"/>
    </style:style>
    <style:style style:name="ce7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4"/>
      <style:map style:condition="cell-content()=1" style:apply-style-name="Sans_20_nom2" style:base-cell-address="Feuille1.F24"/>
    </style:style>
    <style:style style:name="ce8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5"/>
      <style:map style:condition="cell-content()=1" style:apply-style-name="Sans_20_nom2" style:base-cell-address="Feuille1.F25"/>
    </style:style>
    <style:style style:name="ce8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6"/>
      <style:map style:condition="cell-content()=1" style:apply-style-name="Sans_20_nom2" style:base-cell-address="Feuille1.F26"/>
    </style:style>
    <style:style style:name="ce8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7"/>
      <style:map style:condition="cell-content()=1" style:apply-style-name="Sans_20_nom2" style:base-cell-address="Feuille1.F27"/>
    </style:style>
    <style:style style:name="ce8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8"/>
      <style:map style:condition="cell-content()=1" style:apply-style-name="Sans_20_nom2" style:base-cell-address="Feuille1.F28"/>
    </style:style>
    <style:style style:name="ce8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9"/>
      <style:map style:condition="cell-content()=1" style:apply-style-name="Sans_20_nom2" style:base-cell-address="Feuille1.F29"/>
    </style:style>
    <style:style style:name="ce8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0"/>
      <style:map style:condition="cell-content()=1" style:apply-style-name="Sans_20_nom2" style:base-cell-address="Feuille1.F30"/>
    </style:style>
    <style:style style:name="ce8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1"/>
      <style:map style:condition="cell-content()=1" style:apply-style-name="Sans_20_nom2" style:base-cell-address="Feuille1.F31"/>
    </style:style>
    <style:style style:name="ce8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3"/>
      <style:map style:condition="cell-content()=1" style:apply-style-name="Sans_20_nom2" style:base-cell-address="Feuille1.F33"/>
    </style:style>
    <style:style style:name="ce8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4"/>
      <style:map style:condition="cell-content()=1" style:apply-style-name="Sans_20_nom2" style:base-cell-address="Feuille1.F34"/>
    </style:style>
    <style:style style:name="ce8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6"/>
      <style:map style:condition="cell-content()=1" style:apply-style-name="Sans_20_nom2" style:base-cell-address="Feuille1.F36"/>
    </style:style>
    <style:style style:name="ce9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8"/>
      <style:map style:condition="cell-content()=1" style:apply-style-name="Sans_20_nom2" style:base-cell-address="Feuille1.F38"/>
    </style:style>
    <style:style style:name="ce9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9"/>
      <style:map style:condition="cell-content()=1" style:apply-style-name="Sans_20_nom2" style:base-cell-address="Feuille1.F39"/>
    </style:style>
    <style:style style:name="ce9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1"/>
      <style:map style:condition="cell-content()=1" style:apply-style-name="Sans_20_nom2" style:base-cell-address="Feuille1.F41"/>
    </style:style>
    <style:style style:name="ce9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4"/>
      <style:map style:condition="cell-content()=1" style:apply-style-name="Sans_20_nom2" style:base-cell-address="Feuille1.F44"/>
    </style:style>
    <style:style style:name="ce9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7"/>
      <style:map style:condition="cell-content()=1" style:apply-style-name="Sans_20_nom2" style:base-cell-address="Feuille1.F47"/>
    </style:style>
    <style:style style:name="ce9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9"/>
      <style:map style:condition="cell-content()=1" style:apply-style-name="Sans_20_nom2" style:base-cell-address="Feuille1.F49"/>
    </style:style>
    <style:style style:name="ce9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0"/>
      <style:map style:condition="cell-content()=1" style:apply-style-name="Sans_20_nom2" style:base-cell-address="Feuille1.F50"/>
    </style:style>
    <style:style style:name="ce9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1"/>
      <style:map style:condition="cell-content()=1" style:apply-style-name="Sans_20_nom2" style:base-cell-address="Feuille1.F51"/>
    </style:style>
    <style:style style:name="ce9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3"/>
      <style:map style:condition="cell-content()=1" style:apply-style-name="Sans_20_nom2" style:base-cell-address="Feuille1.F53"/>
    </style:style>
    <style:style style:name="ce9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5"/>
      <style:map style:condition="cell-content()=1" style:apply-style-name="Sans_20_nom2" style:base-cell-address="Feuille1.F55"/>
    </style:style>
    <style:style style:name="ce10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7"/>
      <style:map style:condition="cell-content()=1" style:apply-style-name="Sans_20_nom2" style:base-cell-address="Feuille1.F57"/>
    </style:style>
    <style:style style:name="ce101" style:family="table-cell" style:parent-style-name="Default">
      <style:table-cell-properties fo:background-color="#009900"/>
      <style:text-properties fo:color="#000000"/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10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9"/>
      <style:map style:condition="cell-content()=1" style:apply-style-name="Sans_20_nom2" style:base-cell-address="Feuille1.F59"/>
    </style:style>
    <style:style style:name="ce10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0"/>
      <style:map style:condition="cell-content()=1" style:apply-style-name="Sans_20_nom2" style:base-cell-address="Feuille1.F60"/>
    </style:style>
    <style:style style:name="ce10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1"/>
      <style:map style:condition="cell-content()=1" style:apply-style-name="Sans_20_nom2" style:base-cell-address="Feuille1.F61"/>
    </style:style>
    <style:style style:name="ce10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3"/>
      <style:map style:condition="cell-content()=1" style:apply-style-name="Sans_20_nom2" style:base-cell-address="Feuille1.F63"/>
    </style:style>
    <style:style style:name="ce10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4"/>
      <style:map style:condition="cell-content()=1" style:apply-style-name="Sans_20_nom2" style:base-cell-address="Feuille1.F64"/>
    </style:style>
    <style:style style:name="ce10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5"/>
      <style:map style:condition="cell-content()=1" style:apply-style-name="Sans_20_nom2" style:base-cell-address="Feuille1.F65"/>
    </style:style>
    <style:style style:name="ce10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6"/>
      <style:map style:condition="cell-content()=1" style:apply-style-name="Sans_20_nom2" style:base-cell-address="Feuille1.F66"/>
    </style:style>
    <style:style style:name="ce10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7"/>
      <style:map style:condition="cell-content()=1" style:apply-style-name="Sans_20_nom2" style:base-cell-address="Feuille1.F67"/>
    </style:style>
    <style:style style:name="ce11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8"/>
      <style:map style:condition="cell-content()=1" style:apply-style-name="Sans_20_nom2" style:base-cell-address="Feuille1.F68"/>
    </style:style>
    <style:style style:name="ce11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9"/>
      <style:map style:condition="cell-content()=1" style:apply-style-name="Sans_20_nom2" style:base-cell-address="Feuille1.F69"/>
    </style:style>
    <style:style style:name="ce11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70"/>
      <style:map style:condition="cell-content()=1" style:apply-style-name="Sans_20_nom2" style:base-cell-address="Feuille1.F7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ble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 table:number-columns-spanned="1" table:number-rows-spanned="2">
            <text:p>Type SQL</text:p>
          </table:table-cell>
          <table:table-cell table:style-name="ce1" office:value-type="string" calcext:value-type="string" table:number-columns-spanned="1" table:number-rows-spanned="2">
            <text:p>Type Java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4" table:number-rows-spanned="1">
            <text:p>User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Admin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Tournament creator</text:p>
          </table:table-cell>
          <table:covered-table-cell table:number-columns-repeated="3" table:style-name="ce6"/>
          <table:table-cell table:style-name="Gnumeric-default" table:number-columns-repeated="111"/>
        </table:table-row>
        <table:table-row table:style-name="ro1">
          <table:covered-table-cell table:number-columns-repeated="5" table:style-name="ce1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u tournoi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tournoi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online</text:p>
          </table:table-cell>
          <table:table-cell table:style-name="Gnumeric-default" office:value-type="string" calcext:value-type="string">
            <text:p>Boolean</text:p>
          </table:table-cell>
          <table:table-cell table:style-name="Gnumeric-default"/>
          <table:table-cell table:style-name="Gnumeric-default" office:value-type="string" calcext:value-type="string">
            <text:p>Online ou Offli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max_players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Nombre max de play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creation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création du tournoi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last_modification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dernière modification du tournoi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start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début du tourno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end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fin du tournoi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entrance_fee</text:p>
          </table:table-cell>
          <table:table-cell table:number-columns-repeated="2" table:style-name="Gnumeric-default" office:value-type="string" calcext:value-type="string">
            <text:p>double</text:p>
          </table:table-cell>
          <table:table-cell table:style-name="Gnumeric-default" office:value-type="string" calcext:value-type="string">
            <text:p>prix de l'entrée au tourno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location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e la loc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gam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u jeux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match_typ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u type de match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tournament_structur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e la strucutre de tournoi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user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utilisateur du créateur du tournoi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location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address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city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vill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zipcod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code postal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country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ay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 table:style-name="ce77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utilisateur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first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rénom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last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nick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seudo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4" table:style-name="ce80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password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SHA ?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dob</text:p>
          </table:table-cell>
          <table:table-cell table:number-columns-repeated="2"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Aaaa-mm-jj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82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email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mail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phon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téléphone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ce2" office:value-type="string" calcext:value-type="string">
            <text:p>fk_rol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rôle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role</text:p>
          </table:table-cell>
          <table:table-cell table:style-name="Gnumeric-default" office:value-type="string" calcext:value-type="string">
            <text:p>rol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nom du rôle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role</text:p>
          </table:table-cell>
          <table:table-cell table:style-name="Gnumeric-default" office:value-type="string" calcext:value-type="string">
            <text:p>rol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min, modo, use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team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team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team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team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fk_web_ref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web reference</text:p>
          </table:table-cell>
          <table:table-cell table:style-name="ce35" table:number-columns-repeated="4"/>
          <table:table-cell table:style-name="ce88" table:number-columns-repeated="4"/>
          <table:table-cell table:style-name="ce35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sponsor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spons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email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email du sponso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sponsor</text:p>
          </table:table-cell>
          <table:table-cell table:style-name="ce2" office:value-type="string" calcext:value-type="string">
            <text:p>fk_location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secondaire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sponsor</text:p>
          </table:table-cell>
          <table:table-cell table:style-name="ce2" office:value-type="string" calcext:value-type="string">
            <text:p>fk_web_ref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web reference</text:p>
          </table:table-cell>
          <table:table-cell table:style-name="ce38" table:number-columns-repeated="4"/>
          <table:table-cell table:style-name="ce91" table:number-columns-repeated="4"/>
          <table:table-cell table:style-name="ce3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game</text:p>
          </table:table-cell>
          <table:table-cell table:style-name="Gnumeric-default" office:value-type="string" calcext:value-type="string">
            <text:p>gam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u jeux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game</text:p>
          </table:table-cell>
          <table:table-cell table:style-name="Gnumeric-default" office:value-type="string" calcext:value-type="string">
            <text:p>gam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jeu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game</text:p>
          </table:table-cell>
          <table:table-cell table:style-name="Gnumeric-default" office:value-type="string" calcext:value-type="string">
            <text:p>fk_web_ref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web reference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site web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website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 web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logo_url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 log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game_account</text:p>
          </table:table-cell>
          <table:table-cell table:style-name="Gnumeric-default" office:value-type="string" calcext:value-type="string">
            <text:p>game_account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compte de jeux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game_account</text:p>
          </table:table-cell>
          <table:table-cell table:style-name="Gnumeric-default" office:value-type="string" calcext:value-type="string">
            <text:p>game_account_login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login du compte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game_account</text:p>
          </table:table-cell>
          <table:table-cell table:style-name="ce2" office:value-type="string" calcext:value-type="string">
            <text:p>fk_user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utilisateur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game_account</text:p>
          </table:table-cell>
          <table:table-cell table:style-name="ce2" office:value-type="string" calcext:value-type="string">
            <text:p>fk_distribution_platform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platefrome de distribution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distribution_platform</text:p>
          </table:table-cell>
          <table:table-cell table:style-name="Gnumeric-default" office:value-type="string" calcext:value-type="string">
            <text:p>distribution_platform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plateforme de jeu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97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distribution_platform</text:p>
          </table:table-cell>
          <table:table-cell table:style-name="Gnumeric-default" office:value-type="string" calcext:value-type="string">
            <text:p>distribution_platform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e la plateforme de jeu : steam, battlnet, autre…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tournament_structure</text:p>
          </table:table-cell>
          <table:table-cell table:style-name="Gnumeric-default" office:value-type="string" calcext:value-type="string">
            <text:p>tournament_structur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structure du tournoi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98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tournament_structure</text:p>
          </table:table-cell>
          <table:table-cell table:style-name="Gnumeric-default" office:value-type="string" calcext:value-type="string">
            <text:p>tournament_structur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e la structure du tournoi : brackets, pool,…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match_type</text:p>
          </table:table-cell>
          <table:table-cell table:style-name="Gnumeric-default" office:value-type="string" calcext:value-type="string">
            <text:p>match_typ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type de match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>
          <table:table-cell table:style-name="Gnumeric-default" office:value-type="string" calcext:value-type="string">
            <text:p>match_type</text:p>
          </table:table-cell>
          <table:table-cell table:style-name="Gnumeric-default" office:value-type="string" calcext:value-type="string">
            <text:p>match_typ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type de match : 1vs1, 2vs2, xvsy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>
          <table:table-cell office:value-type="string" calcext:value-type="string">
            <text:p>reward</text:p>
          </table:table-cell>
          <table:table-cell office:value-type="string" calcext:value-type="string">
            <text:p>reward_id</text:p>
          </table:table-cell>
          <table:table-cell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reward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reward_name</text:p>
          </table:table-cell>
          <table:table-cell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office:value-type="string" calcext:value-type="string">
            <text:p>nom de la récompense</text:p>
          </table:table-cell>
          <table:table-cell table:style-name="ce48" table:number-columns-repeated="4"/>
          <table:table-cell table:style-name="ce101" table:number-columns-repeated="4"/>
          <table:table-cell table:style-name="ce48" table:number-columns-repeated="4"/>
          <table:table-cell table:number-columns-repeated="111"/>
        </table:table-row>
        <table:table-row table:style-name="ro2">
          <table:table-cell office:value-type="string" calcext:value-type="string">
            <text:p>reward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tournoi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reward</text:p>
          </table:table-cell>
          <table:table-cell table:style-name="ce3" office:value-type="string" calcext:value-type="string">
            <text:p>fk_type_of_reward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type de récompense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type_of_reward</text:p>
          </table:table-cell>
          <table:table-cell office:value-type="string" calcext:value-type="string">
            <text:p>type_of_reward_id</text:p>
          </table:table-cell>
          <table:table-cell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du type de récompense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type_of_reward</text:p>
          </table:table-cell>
          <table:table-cell office:value-type="string" calcext:value-type="string">
            <text:p>type_of_reward_name</text:p>
          </table:table-cell>
          <table:table-cell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office:value-type="string" calcext:value-type="string">
            <text:p>nom du type de récompense : cash, matériel,..</text:p>
          </table:table-cell>
          <table:table-cell table:style-name="ce48" table:number-columns-repeated="4"/>
          <table:table-cell table:style-name="ce101" table:number-columns-repeated="4"/>
          <table:table-cell table:style-name="ce48" table:number-columns-repeated="4"/>
          <table:table-cell table:number-columns-repeated="111"/>
        </table:table-row>
        <table:table-row table:style-name="ro2">
          <table:table-cell office:value-type="string" calcext:value-type="string">
            <text:p>user_tournament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tournoi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user_tournament</text:p>
          </table:table-cell>
          <table:table-cell table:style-name="ce3" office:value-type="string" calcext:value-type="string">
            <text:p>fk_use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e l'utilisateur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user_team</text:p>
          </table:table-cell>
          <table:table-cell table:style-name="ce3" office:value-type="string" calcext:value-type="string">
            <text:p>fk_team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e la team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user_team</text:p>
          </table:table-cell>
          <table:table-cell table:style-name="ce3" office:value-type="string" calcext:value-type="string">
            <text:p>fk_use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e l'utilisateur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tournament_sponsor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tournoi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tournament_sponsor</text:p>
          </table:table-cell>
          <table:table-cell table:style-name="ce3" office:value-type="string" calcext:value-type="string">
            <text:p>fk_sponso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sponsor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game_account_game</text:p>
          </table:table-cell>
          <table:table-cell table:style-name="ce3" office:value-type="string" calcext:value-type="string">
            <text:p>fk_game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jeux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number-columns-repeated="111"/>
        </table:table-row>
        <table:table-row table:style-name="ro2">
          <table:table-cell office:value-type="string" calcext:value-type="string">
            <text:p>game_account_game</text:p>
          </table:table-cell>
          <table:table-cell table:style-name="ce3" office:value-type="string" calcext:value-type="string">
            <text:p>fk_game_accou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compte de jeux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111"/>
        </table:table-row>
        <table:table-row table:style-name="ro3" table:number-rows-repeated="72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Feuille1&quot;"/>
        </table:named-expressions>
        <calcext:conditional-formats>
          <calcext:conditional-format calcext:target-range-address="Feuille1.F4:Feuille1.Q4 Feuille1.F3:Feuille1.H4 Feuille1.F12:Feuille1.Q12 Feuille1.F32:Feuille1.Q32 Feuille1.F37:Feuille1.Q37 Feuille1.F42:Feuille1.Q43 Feuille1.F45:Feuille1.Q46 Feuille1.F48:Feuille1.Q48 Feuille1.F52:Feuille1.Q52 Feuille1.F54:Feuille1.Q54 Feuille1.F56:Feuille1.Q56 Feuille1.F58:Feuille1.Q58 Feuille1.F62:Feuille1.Q62 Feuille1.F18:Feuille1.Q18 Feuille1.F23:Feuille1.Q23">
            <calcext:condition calcext:apply-style-name="Sans nom1" calcext:value="=0" calcext:base-cell-address="Feuille1.F3"/>
            <calcext:condition calcext:apply-style-name="Sans nom2" calcext:value="=1" calcext:base-cell-address="Feuille1.F3"/>
          </calcext:conditional-format>
          <calcext:conditional-format calcext:target-range-address="Feuille1.I3:Feuille1.Q3">
            <calcext:condition calcext:apply-style-name="Sans nom1" calcext:value="=0" calcext:base-cell-address="Feuille1.I3"/>
            <calcext:condition calcext:apply-style-name="Sans nom2" calcext:value="=1" calcext:base-cell-address="Feuille1.I3"/>
          </calcext:conditional-format>
          <calcext:conditional-format calcext:target-range-address="Feuille1.F5:Feuille1.Q5">
            <calcext:condition calcext:apply-style-name="Sans nom1" calcext:value="=0" calcext:base-cell-address="Feuille1.F5"/>
            <calcext:condition calcext:apply-style-name="Sans nom2" calcext:value="=1" calcext:base-cell-address="Feuille1.F5"/>
          </calcext:conditional-format>
          <calcext:conditional-format calcext:target-range-address="Feuille1.F6:Feuille1.Q6">
            <calcext:condition calcext:apply-style-name="Sans nom1" calcext:value="=0" calcext:base-cell-address="Feuille1.F6"/>
            <calcext:condition calcext:apply-style-name="Sans nom2" calcext:value="=1" calcext:base-cell-address="Feuille1.F6"/>
          </calcext:conditional-format>
          <calcext:conditional-format calcext:target-range-address="Feuille1.F7:Feuille1.Q7">
            <calcext:condition calcext:apply-style-name="Sans nom1" calcext:value="=0" calcext:base-cell-address="Feuille1.F7"/>
            <calcext:condition calcext:apply-style-name="Sans nom2" calcext:value="=1" calcext:base-cell-address="Feuille1.F7"/>
          </calcext:conditional-format>
          <calcext:conditional-format calcext:target-range-address="Feuille1.F8:Feuille1.Q8">
            <calcext:condition calcext:apply-style-name="Sans nom1" calcext:value="=0" calcext:base-cell-address="Feuille1.F8"/>
            <calcext:condition calcext:apply-style-name="Sans nom2" calcext:value="=1" calcext:base-cell-address="Feuille1.F8"/>
          </calcext:conditional-format>
          <calcext:conditional-format calcext:target-range-address="Feuille1.F9:Feuille1.Q9">
            <calcext:condition calcext:apply-style-name="Sans nom1" calcext:value="=0" calcext:base-cell-address="Feuille1.F9"/>
            <calcext:condition calcext:apply-style-name="Sans nom2" calcext:value="=1" calcext:base-cell-address="Feuille1.F9"/>
          </calcext:conditional-format>
          <calcext:conditional-format calcext:target-range-address="Feuille1.F10:Feuille1.Q10">
            <calcext:condition calcext:apply-style-name="Sans nom1" calcext:value="=0" calcext:base-cell-address="Feuille1.F10"/>
            <calcext:condition calcext:apply-style-name="Sans nom2" calcext:value="=1" calcext:base-cell-address="Feuille1.F10"/>
          </calcext:conditional-format>
          <calcext:conditional-format calcext:target-range-address="Feuille1.F11:Feuille1.Q11">
            <calcext:condition calcext:apply-style-name="Sans nom1" calcext:value="=0" calcext:base-cell-address="Feuille1.F11"/>
            <calcext:condition calcext:apply-style-name="Sans nom2" calcext:value="=1" calcext:base-cell-address="Feuille1.F11"/>
          </calcext:conditional-format>
          <calcext:conditional-format calcext:target-range-address="Feuille1.F13:Feuille1.Q13">
            <calcext:condition calcext:apply-style-name="Sans nom1" calcext:value="=0" calcext:base-cell-address="Feuille1.F13"/>
            <calcext:condition calcext:apply-style-name="Sans nom2" calcext:value="=1" calcext:base-cell-address="Feuille1.F13"/>
          </calcext:conditional-format>
          <calcext:conditional-format calcext:target-range-address="Feuille1.F14:Feuille1.Q14">
            <calcext:condition calcext:apply-style-name="Sans nom1" calcext:value="=0" calcext:base-cell-address="Feuille1.F14"/>
            <calcext:condition calcext:apply-style-name="Sans nom2" calcext:value="=1" calcext:base-cell-address="Feuille1.F14"/>
          </calcext:conditional-format>
          <calcext:conditional-format calcext:target-range-address="Feuille1.F15:Feuille1.Q15">
            <calcext:condition calcext:apply-style-name="Sans nom1" calcext:value="=0" calcext:base-cell-address="Feuille1.F15"/>
            <calcext:condition calcext:apply-style-name="Sans nom2" calcext:value="=1" calcext:base-cell-address="Feuille1.F15"/>
          </calcext:conditional-format>
          <calcext:conditional-format calcext:target-range-address="Feuille1.F16:Feuille1.Q16">
            <calcext:condition calcext:apply-style-name="Sans nom1" calcext:value="=0" calcext:base-cell-address="Feuille1.F16"/>
            <calcext:condition calcext:apply-style-name="Sans nom2" calcext:value="=1" calcext:base-cell-address="Feuille1.F16"/>
          </calcext:conditional-format>
          <calcext:conditional-format calcext:target-range-address="Feuille1.F17:Feuille1.Q17">
            <calcext:condition calcext:apply-style-name="Sans nom1" calcext:value="=0" calcext:base-cell-address="Feuille1.F17"/>
            <calcext:condition calcext:apply-style-name="Sans nom2" calcext:value="=1" calcext:base-cell-address="Feuille1.F17"/>
          </calcext:conditional-format>
          <calcext:conditional-format calcext:target-range-address="Feuille1.F22:Feuille1.Q22">
            <calcext:condition calcext:apply-style-name="Sans nom1" calcext:value="=0" calcext:base-cell-address="Feuille1.F22"/>
            <calcext:condition calcext:apply-style-name="Sans nom2" calcext:value="=1" calcext:base-cell-address="Feuille1.F22"/>
          </calcext:conditional-format>
          <calcext:conditional-format calcext:target-range-address="Feuille1.F30:Feuille1.Q30">
            <calcext:condition calcext:apply-style-name="Sans nom1" calcext:value="=0" calcext:base-cell-address="Feuille1.F30"/>
            <calcext:condition calcext:apply-style-name="Sans nom2" calcext:value="=1" calcext:base-cell-address="Feuille1.F30"/>
          </calcext:conditional-format>
          <calcext:conditional-format calcext:target-range-address="Feuille1.F31:Feuille1.Q31">
            <calcext:condition calcext:apply-style-name="Sans nom1" calcext:value="=0" calcext:base-cell-address="Feuille1.F31"/>
            <calcext:condition calcext:apply-style-name="Sans nom2" calcext:value="=1" calcext:base-cell-address="Feuille1.F31"/>
          </calcext:conditional-format>
          <calcext:conditional-format calcext:target-range-address="Feuille1.F33:Feuille1.Q33">
            <calcext:condition calcext:apply-style-name="Sans nom1" calcext:value="=0" calcext:base-cell-address="Feuille1.F33"/>
            <calcext:condition calcext:apply-style-name="Sans nom2" calcext:value="=1" calcext:base-cell-address="Feuille1.F33"/>
          </calcext:conditional-format>
          <calcext:conditional-format calcext:target-range-address="Feuille1.F36:Feuille1.Q36">
            <calcext:condition calcext:apply-style-name="Sans nom1" calcext:value="=0" calcext:base-cell-address="Feuille1.F36"/>
            <calcext:condition calcext:apply-style-name="Sans nom2" calcext:value="=1" calcext:base-cell-address="Feuille1.F36"/>
          </calcext:conditional-format>
          <calcext:conditional-format calcext:target-range-address="Feuille1.F39:Feuille1.Q40">
            <calcext:condition calcext:apply-style-name="Sans nom1" calcext:value="=0" calcext:base-cell-address="Feuille1.F39"/>
            <calcext:condition calcext:apply-style-name="Sans nom2" calcext:value="=1" calcext:base-cell-address="Feuille1.F39"/>
          </calcext:conditional-format>
          <calcext:conditional-format calcext:target-range-address="Feuille1.F44:Feuille1.Q44">
            <calcext:condition calcext:apply-style-name="Sans nom1" calcext:value="=0" calcext:base-cell-address="Feuille1.F44"/>
            <calcext:condition calcext:apply-style-name="Sans nom2" calcext:value="=1" calcext:base-cell-address="Feuille1.F44"/>
          </calcext:conditional-format>
          <calcext:conditional-format calcext:target-range-address="Feuille1.F41:Feuille1.Q41">
            <calcext:condition calcext:apply-style-name="Sans nom1" calcext:value="=0" calcext:base-cell-address="Feuille1.F41"/>
            <calcext:condition calcext:apply-style-name="Sans nom2" calcext:value="=1" calcext:base-cell-address="Feuille1.F41"/>
          </calcext:conditional-format>
          <calcext:conditional-format calcext:target-range-address="Feuille1.F47:Feuille1.Q47">
            <calcext:condition calcext:apply-style-name="Sans nom1" calcext:value="=0" calcext:base-cell-address="Feuille1.F47"/>
            <calcext:condition calcext:apply-style-name="Sans nom2" calcext:value="=1" calcext:base-cell-address="Feuille1.F47"/>
          </calcext:conditional-format>
          <calcext:conditional-format calcext:target-range-address="Feuille1.F49:Feuille1.Q49">
            <calcext:condition calcext:apply-style-name="Sans nom1" calcext:value="=0" calcext:base-cell-address="Feuille1.F49"/>
            <calcext:condition calcext:apply-style-name="Sans nom2" calcext:value="=1" calcext:base-cell-address="Feuille1.F49"/>
          </calcext:conditional-format>
          <calcext:conditional-format calcext:target-range-address="Feuille1.F50:Feuille1.Q50">
            <calcext:condition calcext:apply-style-name="Sans nom1" calcext:value="=0" calcext:base-cell-address="Feuille1.F50"/>
            <calcext:condition calcext:apply-style-name="Sans nom2" calcext:value="=1" calcext:base-cell-address="Feuille1.F50"/>
          </calcext:conditional-format>
          <calcext:conditional-format calcext:target-range-address="Feuille1.F51:Feuille1.Q51">
            <calcext:condition calcext:apply-style-name="Sans nom1" calcext:value="=0" calcext:base-cell-address="Feuille1.F51"/>
            <calcext:condition calcext:apply-style-name="Sans nom2" calcext:value="=1" calcext:base-cell-address="Feuille1.F51"/>
          </calcext:conditional-format>
          <calcext:conditional-format calcext:target-range-address="Feuille1.F53:Feuille1.Q53">
            <calcext:condition calcext:apply-style-name="Sans nom1" calcext:value="=0" calcext:base-cell-address="Feuille1.F53"/>
            <calcext:condition calcext:apply-style-name="Sans nom2" calcext:value="=1" calcext:base-cell-address="Feuille1.F53"/>
          </calcext:conditional-format>
          <calcext:conditional-format calcext:target-range-address="Feuille1.F55:Feuille1.Q55">
            <calcext:condition calcext:apply-style-name="Sans nom1" calcext:value="=0" calcext:base-cell-address="Feuille1.F55"/>
            <calcext:condition calcext:apply-style-name="Sans nom2" calcext:value="=1" calcext:base-cell-address="Feuille1.F55"/>
          </calcext:conditional-format>
          <calcext:conditional-format calcext:target-range-address="Feuille1.F57:Feuille1.Q57">
            <calcext:condition calcext:apply-style-name="Sans nom1" calcext:value="=0" calcext:base-cell-address="Feuille1.F57"/>
            <calcext:condition calcext:apply-style-name="Sans nom2" calcext:value="=1" calcext:base-cell-address="Feuille1.F57"/>
          </calcext:conditional-format>
          <calcext:conditional-format calcext:target-range-address="Feuille1.F59:Feuille1.Q59">
            <calcext:condition calcext:apply-style-name="Sans nom1" calcext:value="=0" calcext:base-cell-address="Feuille1.F59"/>
            <calcext:condition calcext:apply-style-name="Sans nom2" calcext:value="=1" calcext:base-cell-address="Feuille1.F59"/>
          </calcext:conditional-format>
          <calcext:conditional-format calcext:target-range-address="Feuille1.F60:Feuille1.Q60">
            <calcext:condition calcext:apply-style-name="Sans nom1" calcext:value="=0" calcext:base-cell-address="Feuille1.F60"/>
            <calcext:condition calcext:apply-style-name="Sans nom2" calcext:value="=1" calcext:base-cell-address="Feuille1.F60"/>
          </calcext:conditional-format>
          <calcext:conditional-format calcext:target-range-address="Feuille1.F61:Feuille1.Q61">
            <calcext:condition calcext:apply-style-name="Sans nom1" calcext:value="=0" calcext:base-cell-address="Feuille1.F61"/>
            <calcext:condition calcext:apply-style-name="Sans nom2" calcext:value="=1" calcext:base-cell-address="Feuille1.F61"/>
          </calcext:conditional-format>
          <calcext:conditional-format calcext:target-range-address="Feuille1.F63:Feuille1.Q63">
            <calcext:condition calcext:apply-style-name="Sans nom1" calcext:value="=0" calcext:base-cell-address="Feuille1.F63"/>
            <calcext:condition calcext:apply-style-name="Sans nom2" calcext:value="=1" calcext:base-cell-address="Feuille1.F63"/>
          </calcext:conditional-format>
          <calcext:conditional-format calcext:target-range-address="Feuille1.F64:Feuille1.Q64">
            <calcext:condition calcext:apply-style-name="Sans nom1" calcext:value="=0" calcext:base-cell-address="Feuille1.F64"/>
            <calcext:condition calcext:apply-style-name="Sans nom2" calcext:value="=1" calcext:base-cell-address="Feuille1.F64"/>
          </calcext:conditional-format>
          <calcext:conditional-format calcext:target-range-address="Feuille1.F65:Feuille1.Q65">
            <calcext:condition calcext:apply-style-name="Sans nom1" calcext:value="=0" calcext:base-cell-address="Feuille1.F65"/>
            <calcext:condition calcext:apply-style-name="Sans nom2" calcext:value="=1" calcext:base-cell-address="Feuille1.F65"/>
          </calcext:conditional-format>
          <calcext:conditional-format calcext:target-range-address="Feuille1.F66:Feuille1.Q66">
            <calcext:condition calcext:apply-style-name="Sans nom1" calcext:value="=0" calcext:base-cell-address="Feuille1.F66"/>
            <calcext:condition calcext:apply-style-name="Sans nom2" calcext:value="=1" calcext:base-cell-address="Feuille1.F66"/>
          </calcext:conditional-format>
          <calcext:conditional-format calcext:target-range-address="Feuille1.F67:Feuille1.Q67">
            <calcext:condition calcext:apply-style-name="Sans nom1" calcext:value="=0" calcext:base-cell-address="Feuille1.F67"/>
            <calcext:condition calcext:apply-style-name="Sans nom2" calcext:value="=1" calcext:base-cell-address="Feuille1.F67"/>
          </calcext:conditional-format>
          <calcext:conditional-format calcext:target-range-address="Feuille1.F68:Feuille1.Q68">
            <calcext:condition calcext:apply-style-name="Sans nom1" calcext:value="=0" calcext:base-cell-address="Feuille1.F68"/>
            <calcext:condition calcext:apply-style-name="Sans nom2" calcext:value="=1" calcext:base-cell-address="Feuille1.F68"/>
          </calcext:conditional-format>
          <calcext:conditional-format calcext:target-range-address="Feuille1.F69:Feuille1.Q69">
            <calcext:condition calcext:apply-style-name="Sans nom1" calcext:value="=0" calcext:base-cell-address="Feuille1.F69"/>
            <calcext:condition calcext:apply-style-name="Sans nom2" calcext:value="=1" calcext:base-cell-address="Feuille1.F69"/>
          </calcext:conditional-format>
          <calcext:conditional-format calcext:target-range-address="Feuille1.F70:Feuille1.Q70">
            <calcext:condition calcext:apply-style-name="Sans nom1" calcext:value="=0" calcext:base-cell-address="Feuille1.F70"/>
            <calcext:condition calcext:apply-style-name="Sans nom2" calcext:value="=1" calcext:base-cell-address="Feuille1.F70"/>
          </calcext:conditional-format>
          <calcext:conditional-format calcext:target-range-address="Feuille1.F19:Feuille1.Q19">
            <calcext:condition calcext:apply-style-name="Sans nom1" calcext:value="=0" calcext:base-cell-address="Feuille1.F19"/>
            <calcext:condition calcext:apply-style-name="Sans nom2" calcext:value="=1" calcext:base-cell-address="Feuille1.F19"/>
          </calcext:conditional-format>
          <calcext:conditional-format calcext:target-range-address="Feuille1.F20:Feuille1.Q20">
            <calcext:condition calcext:apply-style-name="Sans nom1" calcext:value="=0" calcext:base-cell-address="Feuille1.F20"/>
            <calcext:condition calcext:apply-style-name="Sans nom2" calcext:value="=1" calcext:base-cell-address="Feuille1.F20"/>
          </calcext:conditional-format>
          <calcext:conditional-format calcext:target-range-address="Feuille1.F21:Feuille1.Q21">
            <calcext:condition calcext:apply-style-name="Sans nom1" calcext:value="=0" calcext:base-cell-address="Feuille1.F21"/>
            <calcext:condition calcext:apply-style-name="Sans nom2" calcext:value="=1" calcext:base-cell-address="Feuille1.F21"/>
          </calcext:conditional-format>
          <calcext:conditional-format calcext:target-range-address="Feuille1.F24:Feuille1.Q24">
            <calcext:condition calcext:apply-style-name="Sans nom1" calcext:value="=0" calcext:base-cell-address="Feuille1.F24"/>
            <calcext:condition calcext:apply-style-name="Sans nom2" calcext:value="=1" calcext:base-cell-address="Feuille1.F24"/>
          </calcext:conditional-format>
          <calcext:conditional-format calcext:target-range-address="Feuille1.F25:Feuille1.Q25">
            <calcext:condition calcext:apply-style-name="Sans nom1" calcext:value="=0" calcext:base-cell-address="Feuille1.F25"/>
            <calcext:condition calcext:apply-style-name="Sans nom2" calcext:value="=1" calcext:base-cell-address="Feuille1.F25"/>
          </calcext:conditional-format>
          <calcext:conditional-format calcext:target-range-address="Feuille1.F26:Feuille1.Q26">
            <calcext:condition calcext:apply-style-name="Sans nom1" calcext:value="=0" calcext:base-cell-address="Feuille1.F26"/>
            <calcext:condition calcext:apply-style-name="Sans nom2" calcext:value="=1" calcext:base-cell-address="Feuille1.F26"/>
          </calcext:conditional-format>
          <calcext:conditional-format calcext:target-range-address="Feuille1.F27:Feuille1.Q27">
            <calcext:condition calcext:apply-style-name="Sans nom1" calcext:value="=0" calcext:base-cell-address="Feuille1.F27"/>
            <calcext:condition calcext:apply-style-name="Sans nom2" calcext:value="=1" calcext:base-cell-address="Feuille1.F27"/>
          </calcext:conditional-format>
          <calcext:conditional-format calcext:target-range-address="Feuille1.F28:Feuille1.Q28">
            <calcext:condition calcext:apply-style-name="Sans nom1" calcext:value="=0" calcext:base-cell-address="Feuille1.F28"/>
            <calcext:condition calcext:apply-style-name="Sans nom2" calcext:value="=1" calcext:base-cell-address="Feuille1.F28"/>
          </calcext:conditional-format>
          <calcext:conditional-format calcext:target-range-address="Feuille1.F29:Feuille1.Q29">
            <calcext:condition calcext:apply-style-name="Sans nom1" calcext:value="=0" calcext:base-cell-address="Feuille1.F29"/>
            <calcext:condition calcext:apply-style-name="Sans nom2" calcext:value="=1" calcext:base-cell-address="Feuille1.F29"/>
          </calcext:conditional-format>
          <calcext:conditional-format calcext:target-range-address="Feuille1.F34:Feuille1.Q35">
            <calcext:condition calcext:apply-style-name="Sans nom1" calcext:value="=0" calcext:base-cell-address="Feuille1.F34"/>
            <calcext:condition calcext:apply-style-name="Sans nom2" calcext:value="=1" calcext:base-cell-address="Feuille1.F34"/>
          </calcext:conditional-format>
          <calcext:conditional-format calcext:target-range-address="Feuille1.F38:Feuille1.Q38">
            <calcext:condition calcext:apply-style-name="Sans nom1" calcext:value="=0" calcext:base-cell-address="Feuille1.F38"/>
            <calcext:condition calcext:apply-style-name="Sans nom2" calcext:value="=1" calcext:base-cell-address="Feuille1.F38"/>
          </calcext:conditional-format>
        </calcext:conditional-formats>
      </table:table>
      <table:named-expressions>
        <table:named-range table:name="__Anonymous_Sheet_DB__0" table:base-cell-address="$Feuille1.$A$1" table:cell-range-address="$Feuille1.$A$1:.$E$29" table:range-usable-as="repeat-column repeat-row filter print-range"/>
      </table:named-expressions>
      <table:database-ranges>
        <table:database-range table:name="__Anonymous_Sheet_DB__0" table:target-range-address="Feuille1.A1:Feuille1.Q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Sans_20_nom1" style:display-name="Sans nom1" style:family="table-cell" style:parent-style-name="Default">
      <style:table-cell-properties fo:background-color="#ff0000"/>
    </style:style>
    <style:style style:name="Sans_20_nom2" style:display-name="Sans nom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3:08:55.811654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euille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im </dc:creator>
    <dc:date>2015-12-11T03:09:29.413596825</dc:date>
    <meta:creation-date>2015-11-21T09:10:40Z</meta:creation-date>
    <meta:editing-cycles>9</meta:editing-cycles>
    <meta:editing-duration>PT1H29S</meta:editing-duration>
    <meta:generator>LibreOffice/4.4.6.3$Linux_X86_64 LibreOffice_project/40m0$Build-3</meta:generator>
    <meta:initial-creator>Dim </meta:initial-creator>
    <meta:document-statistic meta:table-count="1" meta:cell-count="1048" meta:object-count="0"/>
  </office:meta>
</office:document-meta>
</file>